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italic" style:font-style-asian="italic" style:font-style-complex="italic"/>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itle">
      <style:paragraph-properties fo:break-before="page"/>
    </style:style>
    <style:style style:name="P19" style:family="paragraph" style:parent-style-name="Subtitle">
      <style:paragraph-properties fo:break-before="page"/>
    </style:style>
    <style:style style:name="P20" style:family="paragraph" style:parent-style-name="Subtitle">
      <style:paragraph-properties fo:text-align="start" style:justify-single-word="false"/>
    </style:style>
    <style:style style:name="P21" style:family="paragraph" style:parent-style-name="Subtitle">
      <style:paragraph-properties fo:text-align="center" style:justify-single-word="false"/>
    </style:style>
    <style:style style:name="P22"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23" style:family="paragraph" style:parent-style-name="Contents_20_1">
      <style:paragraph-properties>
        <style:tab-stops>
          <style:tab-stop style:position="4.5in" style:type="right" style:leader-style="dotted" style:leader-text="."/>
        </style:tab-stops>
      </style:paragraph-properties>
    </style:style>
    <style:style style:name="P24" style:family="paragraph" style:parent-style-name="Contents_20_2">
      <style:paragraph-properties>
        <style:tab-stops>
          <style:tab-stop style:position="4.3035in" style:type="right" style:leader-style="dotted" style:leader-text="."/>
        </style:tab-stops>
      </style:paragraph-properties>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7">
      <style:paragraph-properties fo:text-align="start" style:justify-single-word="false"/>
    </style:style>
    <style:style style:name="P30" style:family="paragraph" style:parent-style-name="Text_20_body" style:list-style-name="L8">
      <style:paragraph-properties fo:text-align="start" style:justify-single-word="false"/>
    </style:style>
    <style:style style:name="P31" style:family="paragraph" style:parent-style-name="Text_20_body" style:list-style-name="L10">
      <style:paragraph-properties fo:text-align="start" style:justify-single-word="false"/>
    </style:style>
    <style:style style:name="P32" style:family="paragraph" style:parent-style-name="Text_20_body" style:list-style-name="L13">
      <style:paragraph-properties fo:text-align="start" style:justify-single-word="false"/>
    </style:style>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1">
      <style:text-properties fo:font-weight="bold" style:font-weight-asian="bold" style:font-weight-complex="bold"/>
    </style:style>
    <style:style style:name="P36" style:family="paragraph" style:parent-style-name="Text_20_body" style:list-style-name="L13"/>
    <style:style style:name="P37" style:family="paragraph" style:parent-style-name="Text_20_body" style:list-style-name="L7" style:master-page-name="">
      <style:paragraph-properties fo:text-align="start" style:justify-single-word="false" style:page-number="auto" fo:keep-with-next="always"/>
    </style:style>
    <style:style style:name="P38" style:family="paragraph" style:parent-style-name="Heading_20_3" style:master-page-name="">
      <style:paragraph-properties style:page-number="auto"/>
    </style:style>
    <style:style style:name="P39" style:family="paragraph" style:parent-style-name="Quotation" style:list-style-name="L12"/>
    <style:style style:name="P40" style:family="paragraph" style:parent-style-name="Title" style:master-page-name="Intro_20_First_20_Page">
      <style:paragraph-properties style:page-number="1"/>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Chapter_20_First_20_Page">
      <style:paragraph-properties style:page-number="1" fo:break-before="auto" fo:break-after="auto"/>
    </style:style>
    <style:style style:name="P44" style:family="paragraph" style:parent-style-name="Title" style:master-page-name="Chapter_20_First_20_Page">
      <style:paragraph-properties style:page-number="auto" fo:break-before="auto" fo:break-after="auto"/>
    </style:style>
    <style:style style:name="P45" style:family="paragraph" style:parent-style-name="Heading_20_1"/>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Main_20_Title" style:master-page-name="Cover_20_Page">
      <style:paragraph-properties fo:margin-top="0in" fo:margin-bottom="0.2098in" fo:line-height="115%" fo:keep-together="always" style:page-number="auto" fo:break-before="auto" fo:break-after="auto" fo:background-color="transparent" fo:padding="0in" fo:border-left="none" fo:border-right="none" fo:border-top="none" fo:border-bottom="0.0138in solid #000080" style:shadow="none" fo:keep-with-next="always">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Hebrews</text:p>
      <text:p text:style-name="P21">The View from the Mishkan</text:p>
      <text:p text:style-name="P15"/>
      <text:p text:style-name="P10">Introduction to Messianic Midrash</text:p>
      <text:p text:style-name="P9"/>
      <text:p text:style-name="P9"/>
      <text:p text:style-name="P9"/>
      <text:p text:style-name="P9"/>
      <text:p text:style-name="P9"/>
      <text:p text:style-name="P9"/>
      <text:p text:style-name="P11"/>
      <text:p text:style-name="P11"/>
      <text:p text:style-name="P11"/>
      <text:p text:style-name="P11"/>
      <text:p text:style-name="P11"/>
      <text:p text:style-name="P10"/>
      <text:p text:style-name="P12">by David Negley</text:p>
      <text:p text:style-name="P40">Dedication</text:p>
      <text:p text:style-name="P14"/>
      <text:p text:style-name="P14">I dedicate this work to the God of Israel, He who calls Jews and Gentiles to build together a community that models the power of love and righteousness. May he send his Mashiach speedily and in our days.</text:p>
      <text:p text:style-name="P14">My wife, Kathie, of course deserves nothing but the highest praise for her patience, support, and assistance throughout the development of this material. She is truly God's gift to me in this life. She believed I could bring this work to life. </text:p>
      <text:p text:style-name="P14">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4">Without the assistance of all of the above, this book would never have come to fruition. </text:p>
      <text:p text:style-name="P14">David Negley<text:line-break/>Germantown, MD<text:line-break/>May <text:s/>2015</text:p>
      <text:p text:style-name="P14"/>
      <text:p text:style-name="P41">Table of Contents</text:p>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Chapter_20_Subtitle"/>
            <text:index-source-style text:style-name="Heading_20_1"/>
          </text:index-source-styles>
        </text:table-of-content-source>
        <text:index-body>
          <text:p text:style-name="P23">Dedication<text:tab/>i</text:p>
          <text:p text:style-name="P23">Table of Contents<text:tab/>iii</text:p>
          <text:p text:style-name="P23">Forward<text:tab/>vii</text:p>
          <text:p text:style-name="P23">Introduction<text:tab/>ix</text:p>
          <text:p text:style-name="P24">Theme<text:tab/>ix</text:p>
          <text:p text:style-name="P24">Genre<text:tab/>x</text:p>
          <text:p text:style-name="P24">Purpose<text:tab/>xii</text:p>
          <text:p text:style-name="P23">Part 1<text:tab/>1</text:p>
          <text:p text:style-name="P24">Where Do I Begin?<text:tab/>1</text:p>
          <text:p text:style-name="P24">The Calling and Destiny of Israel<text:tab/>3</text:p>
          <text:p text:style-name="P23">Part 2<text:tab/>9</text:p>
          <text:p text:style-name="P24">What Was the Question?<text:tab/>9</text:p>
          <text:p text:style-name="P24">The Mishna<text:tab/>11</text:p>
          <text:p text:style-name="P24">The Gemara<text:tab/>12</text:p>
          <text:p text:style-name="P24">The Talmud<text:tab/>12</text:p>
          <text:p text:style-name="P23">Part 3<text:tab/>14</text:p>
          <text:p text:style-name="P23">Part 4<text:tab/>15</text:p>
          <text:p text:style-name="P23">Hebrews in <text:line-break/>Rabbinic Relief<text:tab/>16</text:p>
          <text:p text:style-name="P24">Introduction<text:tab/>16</text:p>
          <text:p text:style-name="P24">Midrash 1<text:tab/>20</text:p>
          <text:p text:style-name="P24">Midrash 2<text:tab/>21</text:p>
          <text:p text:style-name="P24">Midrash 3<text:tab/>23</text:p>
          <text:p text:style-name="P24">Midrash 5<text:tab/>25</text:p>
          <text:p text:style-name="P23">Bibliography<text:tab/>47</text:p>
          <text:p text:style-name="P23">Glossary<text:tab/>48</text:p>
          <text:p text:style-name="P23">Notes<text:tab/>49</text:p>
          <text:p text:style-name="P23">Internet Articles<text:tab/>50</text:p>
        </text:index-body>
      </text:table-of-content>
      <text:p text:style-name="Standard"/>
      <text:p text:style-name="Standard">Initial suggested outline:</text:p>
      <text:p text:style-name="Standard"><text:soft-page-break/>Outline for material in “Messianic Midrash”. </text:p>
      <text:p text:style-name="Standard">Part 1<text:tab/>Historical Background</text:p>
      <text:p text:style-name="Standard">Part 2<text:tab/>Canon and Commentary<text:line-break/><text:tab/>A review of the literary development during the period from Moshe to Ezra.</text:p>
      <text:list xml:id="list1168428412720250227"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item>
              <text:p text:style-name="P46">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755809693162486616" text:style-name="L2">
        <text:list-item>
          <text:p text:style-name="P47"><text:soft-page-break/>Davidic bloodline</text:p>
        </text:list-item>
        <text:list-item>
          <text:p text:style-name="P47">Incorporates Monarchy and Priesthood</text:p>
        </text:list-item>
        <text:list-item>
          <text:p text:style-name="P47">Yeshua as Sage, comparable to Shlomo</text:p>
        </text:list-item>
      </text:list>
      <text:p text:style-name="Standard">Part 4<text:line-break/>Treatment of Hebrews</text:p>
      <text:list xml:id="list5418134574077780776" text:style-name="L3">
        <text:list-item>
          <text:p text:style-name="P48">Occasion for Writing of Hebrews</text:p>
          <text:list>
            <text:list-item>
              <text:p text:style-name="P48">Failed Monarchy</text:p>
            </text:list-item>
            <text:list-item>
              <text:p text:style-name="P48">Failed Priesthood</text:p>
            </text:list-item>
            <text:list-item>
              <text:p text:style-name="P48">Apparent Failure of Yeshua</text:p>
            </text:list-item>
            <text:list-item>
              <text:p text:style-name="P48">The Destruction of Jerusalem and the Temple</text:p>
            </text:list-item>
            <text:list-item>
              <text:p text:style-name="P48">Purpose of Hebrews<text:line-break/>To encourage the readers in light of the apparent failure of all their Messianic Hopes.</text:p>
            </text:list-item>
          </text:list>
        </text:list-item>
        <text:list-item>
          <text:p text:style-name="P48">Outline of Hebrews</text:p>
          <text:list>
            <text:list-item>
              <text:p text:style-name="P48">1:1—10:34<text:line-break/>Yeshua qualified to succeed David as king and priest.</text:p>
              <text:list>
                <text:list-item>
                  <text:p text:style-name="P48">As Literal Heir</text:p>
                </text:list-item>
                <text:list-item>
                  <text:p text:style-name="P48">As Literal Human Being</text:p>
                </text:list-item>
                <text:list-item>
                  <text:p text:style-name="P48">As Deliverer Like Moshe</text:p>
                </text:list-item>
              </text:list>
            </text:list-item>
            <text:list-item>
              <text:p text:style-name="P48"><text:soft-page-break/>B. 10:35—13:25<text:line-break/>Encouragement to maintain through this period of trial, when the expectation seems to be failing... just like all those who endured trials in previous generations.</text:p>
            </text:list-item>
          </text:list>
        </text:list-item>
      </text:list>
      <text:p text:style-name="P42">Forward</text:p>
      <text:p text:style-name="P14"/>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4">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text:soft-page-break/>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4"/>
      <text:p text:style-name="P41">Introduction</text:p>
      <text:p text:style-name="P14"/>
      <text:h text:style-name="Heading_20_1" text:outline-level="1">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3698601830753617297" text:style-name="L4">
        <text:list-item>
          <text:p text:style-name="P25">the divine nature of the Messiah;</text:p>
        </text:list-item>
        <text:list-item>
          <text:p text:style-name="P25">the annulment of the Torah;</text:p>
        </text:list-item>
        <text:list-item>
          <text:p text:style-name="P25">the replacement of the Temple in Jerusalem by an invisible worship center located in Heaven;</text:p>
        </text:list-item>
        <text:list-item>
          <text:p text:style-name="P25">the replacement of the Levitical priesthood by a new and different class of priesthood, based upon Melchizedek, rather than Levi;</text:p>
        </text:list-item>
        <text:list-item>
          <text:p text:style-name="P25">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text:soft-page-break/>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1">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text:soft-page-break/>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text:soft-page-break/>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1">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4"/>
      <text:p text:style-name="P43">Part 1</text:p>
      <text:p text:style-name="Subtitle">Historical Review</text:p>
      <text:h text:style-name="Heading_20_1" text:outline-level="1">Where Do I Begin?</text:h>
      <text:p text:style-name="Text_20_body">There is an old song from the 1970's, called, “Love Story”. The opening line is relevant to our present discussion. In it, the performer asks his audience the question,</text:p>
      <text:p text:style-name="P22">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1633810746779719726" text:style-name="L5">
        <text:list-item>
          <text:p text:style-name="P26">The superiority of Yeshua, and his supersedence over all aspects of religious Judaism;</text:p>
        </text:list-item>
        <text:list-item>
          <text:p text:style-name="P26">His priesthood is greater than Levi;</text:p>
        </text:list-item>
        <text:list-item>
          <text:p text:style-name="P26">His sacrifice is greater than those offered by Levi;</text:p>
        </text:list-item>
        <text:list-item>
          <text:p text:style-name="P26">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2"><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850500706293457174" text:style-name="L6">
        <text:list-item>
          <text:p text:style-name="P27">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7">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text:soft-page-break/>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1">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2182091457857869367" text:style-name="L7">
        <text:list-item>
          <text:p text:style-name="P29">The Call of Abraham</text:p>
          <text:p text:style-name="P28"><text:soft-page-break/>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9">Giving of Torah </text:p>
          <text:p text:style-name="P28">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8">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9">David Hamelech</text:p>
          <text:p text:style-name="P28">As Israel grew in the Land, they came to desire a King of the same sort as the kings of all the other nations. They were not satisfied to have Hashem, the unseen God of Israel, as their king. So, after the fitful start with Saul, David ascended to the throne.</text:p>
          <text:p text:style-name="P28">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8">Throughout his reign as king of Israel, David set the gold standard for a number of key elements which would forever leave their <text:soft-page-break/>impact on the Israeli view of their monarch. Of these, two stand out as the most significant:</text:p>
        </text:list-item>
      </text:list>
      <text:list xml:id="list1194617367579477828" text:style-name="L8">
        <text:list-item>
          <text:list>
            <text:list-item>
              <text:p text:style-name="P30">Davidic Covenant</text:p>
            </text:list-item>
            <text:list-item>
              <text:p text:style-name="P30">David as Prototypical Priest/King</text:p>
            </text:list-item>
          </text:list>
        </text:list-item>
      </text:list>
      <text:list xml:id="list40204357" text:continue-list="list2182091457857869367" text:style-name="L7">
        <text:list-header>
          <text:p text:style-name="P28">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28">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9">Divided Monarchy</text:p>
          <text:p text:style-name="P28">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8">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8">Thus was born the “Divided Monarchy”. Jereboam took with him the lion's share of the Israeli nation, in terms of both population and real estate. He also took with him the national identification--”Israel”. Reheboam, based in the region of Judah, <text:soft-page-break/>kept with him Judah, Benjamin, and some of the Levites. This Southern Kingdom was then designated, “Judah”.</text:p>
          <text:p text:style-name="P28">There are two imporant points that need to be kept in the fore of our thinking about this national split:</text:p>
          <text:list>
            <text:list-item>
              <text:p text:style-name="P28">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8">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9">Assyrian Captivity</text:p>
          <text:p text:style-name="P28">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8">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9">Babylonian Exile</text:p>
          <text:p text:style-name="P28">Unfortunately, the Southern Kingdom had its own issues, which eventually lead to its dissolution. However, they were preserved in captivity by the promises Hashem gave to David, and by their dedication to the House of David. Hashem used this coherence as <text:soft-page-break/>the centerpiece for the national regathering and return to the Land. We find this explicitly explained in Ezekiel 37.</text:p>
          <text:p text:style-name="P28">While in exile, the sages of Israel worked hard at discerning what constituted the failure of Israel, and how to rectify that failure. </text:p>
          <text:p text:style-name="P28">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7">Return from Exile</text:p>
          <text:p text:style-name="P29">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28">Dedication to the lineage of David allowed the Jewish remnant to quickly identify Zerubabbel as the rightful heir to the throne who would oversee the return of Israel to their home land. </text:p>
          <text:p text:style-name="P29">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9">Yeshua</text:p>
          <text:p text:style-name="P28">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text:soft-page-break/>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4">With this brief historical review in mind, it becomes clear that the concept of “Messiah” in Jewish thought cannot be divorced from the restoration of Israel and the primacy of the Israeli empire over all the nations of the world.</text:p>
      <text:p text:style-name="P14">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44">Part 2</text:p>
      <text:p text:style-name="P20">Canon and Commentary</text:p>
      <text:h text:style-name="Heading_20_1" text:outline-level="1">What Was the Question?</text:h>
      <text:p text:style-name="Standard">Part 2<text:tab/>Canon and Commentary<text:line-break/><text:tab/>A review of the literary development during the period from Moshe to Ezra.</text:p>
      <text:list xml:id="list40223732" text:continue-list="list1168428412720250227" text:style-name="L1">
        <text:list-item>
          <text:p text:style-name="P46">Composition and Integration of the Canon</text:p>
          <text:list>
            <text:list-item>
              <text:p text:style-name="P46">Torah</text:p>
            </text:list-item>
            <text:list-item>
              <text:p text:style-name="P46">Prophets and Writings added later</text:p>
            </text:list-item>
          </text:list>
        </text:list-item>
        <text:list-item>
          <text:p text:style-name="P46">Captivity and the Messianic Hope</text:p>
          <text:list>
            <text:list-item>
              <text:p text:style-name="P46">Apocalyptic Expectation<text:line-break/>Cite examples of apocalyptic literature, including Daniel and the Sibylline Oracles</text:p>
            </text:list-item>
            <text:list-item>
              <text:p text:style-name="P46">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oint pen, and write to your heart's content. The tools for writing everything, from directions, to shopping lists, to and entire book are all cheap and readily available. We have made the process of writing trivial.</text:p>
      <text:p text:style-name="Text_20_body">But this wasn't always so. In ancient times, preparing writing materials was difficult and laborious. Whether you were using plant-based papyrus, or <text:soft-page-break/>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So, when people took the time and expense to put material to +++++</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7753984207410518952" text:style-name="L9">
        <text:list-item>
          <text:p text:style-name="P33">Established centers of Jewish learning and self-governance, providing a core infrastructure around which the nation could gather. Today, we call these bodies “yeshivot” and “Jewish community centers”.</text:p>
        </text:list-item>
        <text:list-item>
          <text:p text:style-name="P33">Approved the inspired status of the prophetic writings as they were created.</text:p>
        </text:list-item>
        <text:list-item>
          <text:p text:style-name="P33">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33">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was, “How to correct that situation?”</text:p>
      <text:p text:style-name="Text_20_body">This was the point at which Jewish identity and culture became synonymous with the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4700318982029654203" text:style-name="L10">
        <text:list-item>
          <text:p text:style-name="P31">Read Torah.</text:p>
        </text:list-item>
        <text:list-item>
          <text:p text:style-name="P31">Learn Torah.</text:p>
        </text:list-item>
        <text:list-item>
          <text:p text:style-name="P31">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f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1">The Mishna</text:h>
      <text:p text:style-name="P14">Thus began the conversation that eventually was compiled into the text we know as the Mishna. As the early sages discussed the meaning and <text:soft-page-break/>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4">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lead to the national exiles in Assyria and Babylonia. Devarim/Deuteronomy 30 promised that national repentance while in exile would lead to the restoration of Israel to the Land of Israel. </text:p>
      <text:p text:style-name="P14">But one has to know the laws before one can keep them.</text:p>
      <text:h text:style-name="Heading_20_1" text:outline-level="1">The Gemara</text:h>
      <text:p text:style-name="P14">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are working to reconcile conflicts between the earlier teachers.</text:p>
      <text:h text:style-name="Heading_20_1" text:outline-level="1">The Talmud</text:h>
      <text:p text:style-name="P14">Together, the Mishna and Gemara comprise the collection of 22 volumes known as the Talmud. The Talmud gives us the straightforward listing of mitzvot drawn from the Torah, as well as the commentary on those mitzvot <text:soft-page-break/>from later times. The purpose of all this commentary is to help the average Jew elevate his state of spiritual awareness and connect with Hashem through observance of the commandments.</text:p>
      <text:p text:style-name="P14"/>
      <text:p text:style-name="Title">Part 3</text:p>
      <text:p text:style-name="Subtitle">Events of the Second Temple Period</text:p>
      <text:p text:style-name="Text_20_body"/>
      <text:p text:style-name="Text_20_body"/>
      <text:p text:style-name="Text_20_body"/>
      <text:p text:style-name="Title">Part 4</text:p>
      <text:p text:style-name="Subtitle">The Question at Hand</text:p>
      <text:p text:style-name="Text_20_body"/>
      <text:p text:style-name="Text_20_body"/>
      <text:p text:style-name="Title">Hebrews in <text:line-break/>Rabbinic Relief</text:p>
      <text:p text:style-name="Subtitle">Mashiach, the Son of God</text:p>
      <text:h text:style-name="Heading_20_1" text:outline-level="1">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1">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and congregate for the celebration of his festivals. The Yom Kippur sacrifice was the foundation upon which all national atonement was based. </text:p>
      <text:p text:style-name="Text_20_body"/>
      <text:p text:style-name="Text_20_body"/>
      <text:p text:style-name="Text_20_body">As a group, their greatest concern would have been how to continue in the face of impending doom. They had thought that Yeshua would bring about the ultimate regathering and restoration of Israel. They believed that his <text:soft-page-break/>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h text:style-name="Heading_20_1" text:outline-level="1">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178190055157092538" text:style-name="L11">
        <text:list-item>
          <text:p text:style-name="P35">Political</text:p>
          <text:p text:style-name="P34">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34">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5">Religious</text:p>
          <text:p text:style-name="P34">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34">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ext:soft-page-break/>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text:soft-page-break/>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1">Midrash 1</text:h>
      <text:h text:style-name="Heading_20_2" text:outline-level="2">The Davidic Heir Is Greater than Angels</text:h>
      <text:p text:style-name="Text_20_body"><text:span text:style-name="T1">(5) </text:span>For to which of the angels did God ever say,</text:p>
      <text:p text:style-name="Quotation">"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oft-page-break/><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text:soft-page-break/>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1">Midrash 2</text:h>
      <text:h text:style-name="Heading_20_2" text:outline-level="2">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text:soft-page-break/>"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1">Midrash 3</text:h>
      <text:h text:style-name="Heading_20_2" text:outline-level="2">The Heir Is Mashiach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text:soft-page-break/>divulge later.<text:span text:style-name="T1"> (6) </text:span>But the Messiah, as Son, was faithful over God's house. And we are that house of his, provided we hold firmly to the courage and confidence inspired by what we hope for.</text:p>
      <text:h text:style-name="Heading_20_2" text:outline-level="2">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text:soft-page-break/>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1"><text:soft-page-break/>Midrash 5</text:h>
      <text:h text:style-name="Heading_20_2" text:outline-level="2">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text:soft-page-break/>"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ext:soft-page-break/>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text:soft-page-break/>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text:soft-page-break/>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text:soft-page-break/>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text:soft-page-break/>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text:soft-page-break/>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text:soft-page-break/>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ext:soft-page-break/>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text:soft-page-break/>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text:soft-page-break/>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text:soft-page-break/>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2">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2">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2">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2">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text:soft-page-break/>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2">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2">Avraham</text:h>
      <text:h text:style-name="Heading_20_3" text:outline-level="3">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3">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text:soft-page-break/>stars in the sky, and as countless as the grains of the sand on the seashore.</text:p>
      <text:h text:style-name="Heading_20_2" text:outline-level="2">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2">More Avraham</text:h>
      <text:h text:style-name="Heading_20_3" text:outline-level="3">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2">Yitz'chak</text:h>
      <text:p text:style-name="Quotation"><text:span text:style-name="T1">(20) </text:span>By trusting, Yitz'chak, in his blessings over Ya`akov and Esav, made reference to events yet to come.<text:span text:style-name="T1"> </text:span></text:p>
      <text:h text:style-name="Heading_20_2" text:outline-level="2"><text:soft-page-break/>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2">Yosef</text:h>
      <text:p text:style-name="Quotation"><text:span text:style-name="T1">(22) </text:span>By trusting, Yosef, near the end of his life, remembered about the Exodus of the people of Isra'el and gave instructions about what to do with his bones.</text:p>
      <text:h text:style-name="Heading_20_2" text:outline-level="2">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2">Moshe</text:h>
      <text:h text:style-name="Heading_20_3" text:outline-level="3">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3">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3"><text:soft-page-break/>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8" text:outline-level="3">On the Run</text:h>
      <text:p text:style-name="Quotation"><text:span text:style-name="T1">(29) </text:span>By trusting, they walked through the Red Sea as through dry land; when the Egyptians tried to do it, the sea swallowed them up.</text:p>
      <text:h text:style-name="Heading_20_2" text:outline-level="2">Yericho</text:h>
      <text:p text:style-name="Quotation"><text:span text:style-name="T1">(30) </text:span>By trusting, the walls of Yericho fell down—after the people had marched around them for seven days.</text:p>
      <text:h text:style-name="Heading_20_2" text:outline-level="2">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text:soft-page-break/>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text:soft-page-break/>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oft-page-break/><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text:soft-page-break/>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Adonai is my helper; I will not be afraid—what can a human being do to me?"<text:note text:id="ftn74" text:note-class="footnote"><text:note-citation>74</text:note-citation><text:note-body><text:p text:style-name="Footnote">Tehillim 27:1; 56:4,11; 118:6</text:p></text:note-body></text:note></text:p>
      <text:list xml:id="list4530275625765385528" text:style-name="L12">
        <text:list-item>
          <text:p text:style-name="P39">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text:soft-page-break/>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p text:style-name="Title">Bibliography</text:p>
      <text:list xml:id="list5503185128072905912" text:style-name="L13">
        <text:list-item>
          <text:p text:style-name="P32">Brown, Raymond. <text:s/>The Message of Hebrews: Christ Above All. <text:s/>Downers Grove, IL: Inter-Varsity, 1982.</text:p>
        </text:list-item>
        <text:list-item>
          <text:p text:style-name="P32">Bruce, F.F. The Epistle to the Hebrews. <text:s/>Grand Rapids: Eerdmans, 1964.</text:p>
        </text:list-item>
        <text:list-item>
          <text:p text:style-name="P32">---. <text:s/>New Testament Development of Old Testament Themes. <text:s/>Grand Rapids, Eerdmans, 1968.</text:p>
        </text:list-item>
        <text:list-item>
          <text:p text:style-name="P32">Evans, Craig A. <text:s/>“The Function of the Old Testament in the New.” Introducing New Testament Interpretation. <text:s/>Grand Rapids: Baker, 1989.</text:p>
        </text:list-item>
        <text:list-item>
          <text:p text:style-name="P32">Hays, Richard B. <text:s/>Echoes of Scripture in the Letters of Paul. <text:s/>New Haven: Yale UP, 1989.</text:p>
        </text:list-item>
        <text:list-item>
          <text:p text:style-name="P32">Lane, William L. <text:s/>Word Biblical Commentary: Hebrews 1-8. <text:s/>Dallas: Word, 1991.</text:p>
        </text:list-item>
        <text:list-item>
          <text:p text:style-name="P32">Longenecker, Richard N. <text:s/>Biblical Exegesis in the Apostolic Period. Grand Rapids, Eerdmans, 1975, 1999.</text:p>
        </text:list-item>
        <text:list-item>
          <text:p text:style-name="P36">McKee, “Hebrews for the Practical Messianic”</text:p>
        </text:list-item>
        <text:list-item>
          <text:p text:style-name="P32">Moo, Douglas. <text:s/>“The Problem of Sensus Plenior.”</text:p>
        </text:list-item>
        <text:list-item>
          <text:p text:style-name="P32">Morris, Leon. <text:s/>“Hebrews.” <text:s/>The Expositor’s Bible Commentary. <text:s/>Ed. Frank E. Gaebelein. Grand Rapids: Zondervan, 1981.</text:p>
        </text:list-item>
        <text:list-item>
          <text:p text:style-name="P32">Newell, William R. <text:s/>Hebrews Verse-By-Verse. <text:s/>Grand Rapids: Kregel, 1995. <text:s/>Originally pub. Chicago: Moody, 1947.</text:p>
        </text:list-item>
        <text:list-item>
          <text:p text:style-name="P36">Trattner</text:p>
        </text:list-item>
        <text:list-item>
          <text:p text:style-name="P36">Hebrew Lexicon explaining terms for “covenant” versus “last will and testament”</text:p>
        </text:list-item>
      </text:list>
      <text:p text:style-name="P14"/>
      <text:p text:style-name="Title">Glossary</text:p>
      <text:p text:style-name="P14"><text:span text:style-name="T4">Hashem<text:line-break/></text:span><text:span text:style-name="T5">Literally, “The Name”; a euphemism employed by religious Jews to avoid direct pronunciation of the tetragrammaton, the four-letter name of God.</text:span></text:p>
      <text:p text:style-name="P14"><text:span text:style-name="T4">Yeshua<text:line-break/></text:span>The Aramaic name usually rendered as “Jesus” in our English Bibles and religious writings. We employ this version of his name in order to remind the reader of his Jewish culture and setting.</text:p>
      <text:p text:style-name="P14"/>
      <text:p text:style-name="Text_20_body"/>
      <text:p text:style-name="P18">Notes</text:p>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3">McKee, pg 2<text:line-break/>McKee asserts that Hebrews is not sufficiently exposited within Christendom. However, he fails to acknowledge that concepts taken from Hebrews lie at the root of many key Christian doctrines.</text:p>
      <text:p text:style-name="P13">McKee, pg 2<text:line-break/>EPIC FAIL! <text:line-break/>“The overwhelming theme of the Epistle to the Hebrews is the superiority of Yeshua's sacrifice and blood atonement over the animal sacrifices of the Levitical priesthood.”</text:p>
      <text:p text:style-name="P13"/>
      <text:p text:style-name="Title">Internet Articles</text:p>
      <text:p text:style-name="Subtitle">New Testament Use of the Old Testament:<text:line-break/>A Case Study from Hebrews 1-2</text:p>
      <text:p text:style-name="P16">by Tim Clark</text:p>
      <text:p text:style-name="P16">Must interact with the material at http://www.xenos.org/ministries/crossroads/OnlineJournal/issue3/ntothebr.htm !</text:p>
      <text:p text:style-name="P16"/>
      <text:p text:style-name="P16">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6"><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text:soft-page-break/>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6"><text:tab/>What such a view of history requires is that we take a “big picture” view of the Bible and its interpretation of itself. <text:s/>As Douglas Moo has pointed out, we need to understand that the canon is “the ultimate context of 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6">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6"><text:soft-page-break/><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fulfilling” the OT. <text:s/>I think my analysis will explain what I mean by this distinction.</text:p>
      <text:p text:style-name="P16">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6">The intent of the author of Hebrews in his use of the OT in chapters 1-2 is seen in the very beginning verses of this book, in 1:1-4: </text:p>
      <text:p text:style-name="P16">1 <text:tab/>God, after He spoke long ago to the fathers in the prophets in many portions and in many ways,</text:p>
      <text:p text:style-name="P16">2<text:tab/>in these last days has spoken to us in His Son, whom He appointed heir of all things, through whom also He made the world.</text:p>
      <text:p text:style-name="P16">3<text:tab/>And He is the radiance of His glory and the exact representation of His nature, and upholds all things by the word of His power. When He had made purification of sins, He sat down at the right hand of the Majesty on high,</text:p>
      <text:p text:style-name="P16">4<text:tab/>having become as much better than the angels, as He has inherited a more excellent name than they.</text:p>
      <text:p text:style-name="P16"/>
      <text:p text:style-name="P16">In effect, in its most boiled down form, what the author of Hebrews is saying here is, “Jesus is God’s Son, and he has made purification for sins.” <text:s/><text:soft-page-break/>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6"><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text:soft-page-break/>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6"><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text:soft-page-break/>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6"><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text:soft-page-break/>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6"><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6">The first reference is to verse 7 of Psalm 2. <text:s/>But we need to understand the whole of Psalm 2 to understand how the writer of Hebrews is using this verse:</text:p>
      <text:p text:style-name="P16">1<text:tab/>Why are the nations in an uproar and the peoples devising a vain thing?</text:p>
      <text:p text:style-name="P16">2<text:tab/>The kings of the earth take their stand and the rulers take counsel together against the LORD and against His Anointed, saying,</text:p>
      <text:p text:style-name="P16">3<text:tab/>"Let us tear their fetters apart and cast away their cords from us!"</text:p>
      <text:p text:style-name="P16">4<text:tab/>He who sits in the heavens laughs, the Lord scoffs at them.</text:p>
      <text:p text:style-name="P16">5<text:tab/>Then He will speak to them in His anger and terrify them in His fury, saying,</text:p>
      <text:p text:style-name="P16">6<text:tab/>"But as for me, I have installed My King upon Zion, My holy mountain."</text:p>
      <text:p text:style-name="P16">7<text:tab/>"I will surely tell of the decree of the LORD: He said to me, "You are My Son, today I have begotten you.</text:p>
      <text:p text:style-name="P16">8<text:tab/>"Ask of me, and I will surely give the nations as your inheritance, and the {very} ends of the earth as your possession.</text:p>
      <text:p text:style-name="P16">9<text:tab/>"You shall break them with a rod of iron, you shall shatter them like earthenware."'</text:p>
      <text:p text:style-name="P16"><text:soft-page-break/>10<text:tab/>Now therefore, O kings, show discernment; take warning, O judges of the earth.</text:p>
      <text:p text:style-name="P16">11<text:tab/>Worship the LORD with reverence and rejoice with trembling.</text:p>
      <text:p text:style-name="P16">12<text:tab/>Do homage to the Son, that He not become angry, and you perish {in} the way, for His wrath may soon be kindled. How blessed are all who take refuge in Him!</text:p>
      <text:p text:style-name="P16"/>
      <text:p text:style-name="P16">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6">8<text:tab/>"Now therefore, thus you shall say to My servant David, "Thus says the LORD of hosts, "I took you from the pasture, from following the sheep, to be ruler over My people Israel.</text:p>
      <text:p text:style-name="P16">9<text:tab/>"I have been with you wherever you have gone and have cut off all your enemies from before you; and I will make you a great name, like the names of the great men who are on the earth.</text:p>
      <text:p text:style-name="P16">10<text:tab/>"I will also appoint a place for My people Israel and will plant them, that they may live in their own place and not be disturbed again, nor will the wicked afflict them any more as formerly,</text:p>
      <text:p text:style-name="P16">11<text:tab/>even from the day that I commanded judges to be over My people Israel; and I will give you rest from all your enemies. The LORD also declares to you that the LORD will make a house for you.</text:p>
      <text:p text:style-name="P16">12<text:tab/>"When your days are complete and you lie down with your fathers, I will raise up your descendant after you, who will come forth from you, and I will establish his kingdom.</text:p>
      <text:p text:style-name="P16"><text:soft-page-break/>13<text:tab/>"He shall build a house for My name, and I will establish the throne of his kingdom forever.</text:p>
      <text:p text:style-name="P16">14<text:tab/>"I will be a father to him and he will be a son to Me; when he commits iniquity, I will correct him with the rod of men and the strokes of the sons of men,</text:p>
      <text:p text:style-name="P16">15<text:tab/>but My lovingkindness shall not depart from him, as I took {it} away from Saul, whom I removed from before you.</text:p>
      <text:p text:style-name="P16">16<text:tab/>"Your house and your kingdom shall endure before Me forever; your throne shall be established forever.""'</text:p>
      <text:p text:style-name="P16"/>
      <text:p text:style-name="P16">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6"><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text:soft-page-break/>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6">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6">8<text:tab/>But of the Son {He says} <text:s/>"YOUR THRONE, O GOD, IS FOREVER AND EVER, AND THE RIGHTEOUS SCEPTER IS THE SCEPTER OF HIS KINGDOM.</text:p>
      <text:p text:style-name="P16">9<text:tab/>"YOU HAVE LOVED RIGHTEOUSNESS AND HATED LAWLESSNESS; THEREFORE GOD, YOUR GOD, HAS ANOINTED YOU WITH THE OIL OF GLADNESS ABOVE YOUR COMPANIONS.”</text:p>
      <text:p text:style-name="P16"/>
      <text:p text:style-name="P16">These verses are pulled from Psalm 45, and here it is important for us to examine the entire psalm as a whole:</text:p>
      <text:p text:style-name="P16">1<text:tab/>My heart overflows with a good theme; I address my verses to the King; My tongue is the pen of a ready writer.</text:p>
      <text:p text:style-name="P16">2<text:tab/>You are fairer than the sons of men; Grace is poured upon your lips; therefore God has blessed you forever.</text:p>
      <text:p text:style-name="P16">3<text:tab/>Gird your sword on {your} thigh, O Mighty One, {in} your splendor and your majesty!</text:p>
      <text:p text:style-name="P16"><text:soft-page-break/>4<text:tab/>And in your majesty ride on victoriously, for the cause of truth and meekness {and} righteousness; let your right hand teach you awesome things.</text:p>
      <text:p text:style-name="P16">5<text:tab/>Your arrows are sharp; the peoples fall under you; {your arrows are} in the heart of the king's enemies.</text:p>
      <text:p text:style-name="P16">6<text:tab/>Your throne, O God, is forever and ever; a scepter of uprightness is the scepter of your kingdom.</text:p>
      <text:p text:style-name="P16">7<text:tab/>You have loved righteousness and hated wickedness; therefore God, your God, has anointed you with the oil of joy above your fellows.</text:p>
      <text:p text:style-name="P16">8<text:tab/>All your garments are {fragrant with} myrrh and aloes {and} cassia; out of ivory palaces stringed instruments have made you glad.</text:p>
      <text:p text:style-name="P16">9<text:tab/>Kings' daughters are among your noble ladies; at your right hand stands the queen in gold from Ophir.</text:p>
      <text:p text:style-name="P16">10<text:tab/>Listen, O daughter, give attention and incline your ear: forget your people and your father's house;</text:p>
      <text:p text:style-name="P16">11<text:tab/>Then the King will desire your beauty. Because He is your Lord, bow down to Him.</text:p>
      <text:p text:style-name="P16">12<text:tab/>The daughter of Tyre {will come} with a gift; the rich among the people will seek your favor.</text:p>
      <text:p text:style-name="P16">13<text:tab/>The king's daughter is all glorious within; her clothing is interwoven with gold.</text:p>
      <text:p text:style-name="P16">14<text:tab/>She will be led to the King in embroidered work; the virgins, her companions who follow her, will be brought to you.</text:p>
      <text:p text:style-name="P16">15<text:tab/>They will be led forth with gladness and rejoicing; they will enter into the king's palace.</text:p>
      <text:p text:style-name="P16">16<text:tab/>In place of your fathers will be your sons; you shall make them princes in all the earth.</text:p>
      <text:p text:style-name="P16">17<text:tab/>I will cause your name to be remembered in all generations; therefore the peoples will give you thanks forever and ever.</text:p>
      <text:p text:style-name="P16"/>
      <text:p text:style-name="P16"><text:soft-page-break/>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6"><text:tab/>In case we have not gotten the point that Jesus is in fact God, the author of Hebrews makes it crystal clear:</text:p>
      <text:p text:style-name="P16">10<text:tab/>And, YOU, LORD, IN THE BEGINNING LAID THE FOUNDATION OF THE EARTH, AND THE HEAVENS ARE THE WORKS OF YOUR HANDS;</text:p>
      <text:p text:style-name="P16">11<text:tab/>THEY WILL PERISH, BUT YOU REMAIN; AND THEY ALL WILL BECOME OLD LIKE A GARMENT,</text:p>
      <text:p text:style-name="P16">12<text:tab/>AND LIKE A MANTLE YOU WILL ROLL THEM UP; LIKE A GARMENT THEY WILL ALSO BE CHANGED. BUT YOU ARE THE SAME, AND YOUR YEARS WILL NOT COME TO AN END.</text:p>
      <text:p text:style-name="P16"/>
      <text:p text:style-name="P16">Jesus is not only “a king,” or even a “messianic king,” as it might be possible (though, I think, incorrect) to deduce from the passages already quoted. <text:s/>In case we are inclined to assume that the he uses references to God only to <text:soft-page-break/>make a point about kingship, the author now quotes from Psalm 102, which clearly refers to the all-powerful God:</text:p>
      <text:p text:style-name="P16">12<text:tab/>But you, O LORD, abide forever, and your name to all generations….</text:p>
      <text:p text:style-name="P16">18<text:tab/>This will be written for the generation to come, that a people yet to be created may praise the LORD.</text:p>
      <text:p text:style-name="P16">19<text:tab/>For He looked down from His holy height; from heaven the LORD gazed upon the earth…</text:p>
      <text:p text:style-name="P16">24<text:tab/>I say, "O my God, do not take me away in the midst of my days, your years are throughout all generations.</text:p>
      <text:p text:style-name="P16">25<text:tab/>"Of old you founded the earth, and the heavens are the work of your hands.</text:p>
      <text:p text:style-name="P16">26<text:tab/>"Even they will perish, but you endure; and all of them will wear out like a garment; like clothing you will change them and they will be changed.</text:p>
      <text:p text:style-name="P16">27<text:tab/>"But you are the same, and your years will not come to an end.</text:p>
      <text:p text:style-name="P16">28<text:tab/>"The children of your servants will continue, and their descendants will be established before you."</text:p>
      <text:p text:style-name="P16"/>
      <text:p text:style-name="P16">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6">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6"><text:tab/>So, up to this point the author has made the claims that “Jesus is King” and “Jesus is God,” and he has used OT passages as the means to make the claim and also to add theological depth to his brief assertions. <text:s/>At <text:soft-page-break/>this point he continues making theological claims about Jesus, but he shifts focus. <text:s/>His first quotation to reflect this new focus comes in verses 6-8:</text:p>
      <text:p text:style-name="P16">6<text:tab/>But one has testified somewhere, saying, "WHAT IS MAN, THAT YOU REMEMBER HIM? OR THE SON OF MAN, THAT YOU ARE CONCERNED ABOUT HIM?</text:p>
      <text:p text:style-name="P16">7<text:tab/>"YOU HAVE MADE HIM FOR A LITTLE WHILE LOWER THAN THE ANGELS; YOU HAVE CROWNED HIM WITH GLORY AND HONOR, AND HAVE APPOINTED HIM OVER THE WORKS OF YOUR HANDS;</text:p>
      <text:p text:style-name="P16">8<text:tab/>YOU HAVE PUT ALL THINGS IN SUBJECTION UNDER HIS FEET."</text:p>
      <text:p text:style-name="P16"/>
      <text:p text:style-name="P16">This is of course a reference to Psalm 8, a glorious picture of the dignity that God has assigned to man:</text:p>
      <text:p text:style-name="P16">1<text:tab/>O LORD, our Lord, how majestic is your name in all the earth, who have displayed your splendor above the heavens!</text:p>
      <text:p text:style-name="P16">2<text:tab/>From the mouth of infants and nursing babes you have established strength because of your adversaries, to make the enemy and the revengeful cease.</text:p>
      <text:p text:style-name="P16">3<text:tab/>When I consider your heavens, the work of your fingers, the moon and the stars, which you have ordained;</text:p>
      <text:p text:style-name="P16">4<text:tab/>What is man that you take thought of him, and the son of man that you care for him?</text:p>
      <text:p text:style-name="P16">5<text:tab/>Yet you have made him a little lower than God, and you crown him with glory and majesty!</text:p>
      <text:p text:style-name="P16">6<text:tab/>You make him to rule over the works of your hands; you have put all things under his feet,</text:p>
      <text:p text:style-name="P16">7<text:tab/>All sheep and oxen, and also the beasts of the field,</text:p>
      <text:p text:style-name="P16">8<text:tab/>The birds of the heavens and the fish of the sea, whatever passes through the paths of the seas.</text:p>
      <text:p text:style-name="P16">9<text:tab/>O LORD, our Lord, how majestic is your name in all the earth!</text:p>
      <text:p text:style-name="P16"/>
      <text:p text:style-name="P16"><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6"><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text:soft-page-break/>been laid in chapters 1 and 2—that Jesus is king, God, and at the same time human—provides the theological basis of all that follows in the book.</text:p>
      <text:p text:style-name="P16"><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6">1<text:tab/>For this Melchizedek, king of Salem, priest of the Most High God, who met Abraham as he was returning from the slaughter of the kings and blessed him,</text:p>
      <text:p text:style-name="P16">2<text:tab/>to whom also Abraham apportioned a tenth part of all {the spoils} <text:s/>was first of all, by the translation {of his name} <text:s/>king of righteousness, and then also king of Salem, which is king of peace.</text:p>
      <text:p text:style-name="P16"/>
      <text:p text:style-name="P16">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6"><text:soft-page-break/>6 <text:s text:c="2"/><text:tab/>just as He says also in another {passage} <text:s/>"YOU ARE A PRIEST FOREVER ACCORDING TO THE ORDER OF MELCHIZEDEK."</text:p>
      <text:p text:style-name="P16">7 <text:tab/> <text:s text:c="2"/>In the days of His flesh, He offered up both prayers and supplications with loud crying and tears to the One able to save Him from death, and He was heard because of His piety.</text:p>
      <text:p text:style-name="P16"/>
      <text:p text:style-name="P16">This of course hearkens back to the beautiful and well-known passage from chapter 4, which really is the beginning of this current section, and which shows how significant it is that Christ is a human high priest:</text:p>
      <text:p text:style-name="P16">14 <text:tab/>Therefore, since we have a great high priest who has passed through the heavens, Jesus the Son of God, let us hold fast our confession.</text:p>
      <text:p text:style-name="P16">15 <text:tab/>For we do not have a high priest who cannot sympathize with our weaknesses, but One who has been tempted in all things as {we are, yet} without sin.</text:p>
      <text:p text:style-name="P16">16 <text:tab/>Therefore let us draw near with confidence to the throne of grace, so that we may receive mercy and find grace to help in time of need.</text:p>
      <text:p text:style-name="P16"/>
      <text:p text:style-name="P16">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6">9<text:tab/>And having been made perfect, He became to all those who obey Him the source of eternal salvation,</text:p>
      <text:p text:style-name="P16">10<text:tab/>being designated by God as a high priest according to the order of Melchizedek.</text:p>
      <text:p text:style-name="P16"/>
      <text:p text:style-name="P16">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6"><text:soft-page-break/>23<text:tab/>The {former} priests, on the one hand, existed in greater numbers because they were prevented by death from continuing,</text:p>
      <text:p text:style-name="P16">24<text:tab/>but Jesus, on the other hand, because He continues forever, holds His priesthood permanently.</text:p>
      <text:p text:style-name="P16">25<text:tab/>Therefore He is able also to save forever those who draw near to God through Him, since He always lives to make intercession for them.</text:p>
      <text:p text:style-name="P16"/>
      <text:p text:style-name="P16">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6"/>
      <text:p text:style-name="P16">NOTES</text:p>
      <text:p text:style-name="P16">[1] It should be understood that NT writers use the OT in a variety of ways as I will discuss later, and not every use will fit directly into this scheme. But I do believe that that this is the general hermeneutical context for the use of the OT in the NT. </text:p>
      <text:p text:style-name="P16">[2] Or to imply it by capitalizing the first letter of "son," "king," "anointed," etc., as many modern versions do. </text:p>
      <text:p text:style-name="P16">[3] Thus I have to disagree slightly with Newell, who sees in verse 5 an emphasis on the humanity of Jesus. While that might be implied, I believe <text:soft-page-break/>that the notion of kingship is more important, for it provides a foundation for later points in the book. </text:p>
      <text:p text:style-name="P16">[4] I am thinking here of what Hays refers to as "resonant significations" (p. 90) that are contained in the text being quoted. That is, there are theological meanings resounding in the original text which, though they are not expounded on in the NT quotation, nonetheless reverberate for the knowledgeable reader of the text. </text:p>
      <text:p text:style-name="P16">See more at: http://www.xenos.org/ministries/crossroads/OnlineJournal/issue3/ntothebr.htm#NOTES</text:p>
      <text:p text:style-name="P16"/>
      <text:p text:style-name="P16"/>
      <text:p text:style-name="P19">THE INTERPRETATION OF SCRIPTURE</text:p>
      <text:p text:style-name="Subtitle">Course at Crandall University</text:p>
      <text:p text:style-name="Text_20_body">http://www.mycrandall.ca/courses/NewTestament/Hebrews/OTinNT.htm</text:p>
      <text:p text:style-name="P14"/>
      <text:p text:style-name="P14">1. Introduction</text:p>
      <text:p text:style-name="P14">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4"/>
      <text:p text:style-name="P14"><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4"><text:soft-page-break/><text:s/></text:p>
      <text:p text:style-name="P14"/>
      <text:p text:style-name="P14">2. Literal Interpretation</text:p>
      <text:p text:style-name="P14"/>
      <text:p text:style-name="P14">Most Jews began with the literal interpretation of the Old Testament, especially the Torah; this was the substratum of all other interpretive approaches. <text:s/>In other words, what the text plainly and literally intended is taken to be the meaning.</text:p>
      <text:p text:style-name="P14"/>
      <text:p text:style-name="P14">2.1. New Testament</text:p>
      <text:p text:style-name="P14"/>
      <text:p text:style-name="P14">2.1.1. Jesus</text:p>
      <text:p text:style-name="P14"/>
      <text:p text:style-name="P14">A. Matt 9:9-13; 12:1-8 (Hosea 6:6)</text:p>
      <text:p text:style-name="P14"/>
      <text:p text:style-name="P14">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4"/>
      <text:p text:style-name="P14"><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text:soft-page-break/>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orah is to be prioritized, so that the ritual law would never preclude an act of mercy (Matt 12:7; see also Mark 2:23-27 = Luke 6:1-5).</text:p>
      <text:p text:style-name="P14"/>
      <text:p text:style-name="P14">B. Mark 7:1-13 = Matt 15:1-9 (Exod 20:12/Deut 5:16; Exod 21:17/Lev 20:9)</text:p>
      <text:p text:style-name="P14"/>
      <text:p text:style-name="P14">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4"/>
      <text:p text:style-name="P14">2.1.2. 1 Corinthians 6:16 (Gen 2:24)</text:p>
      <text:p text:style-name="P14"/>
      <text:p text:style-name="P14">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ext:soft-page-break/>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Corinthians that it is wrong for them to make use of prostitutes: <text:s/>his point is that a man should have sexual relations only with his wife, the one with whom he has become one flesh.</text:p>
      <text:p text:style-name="P14"/>
      <text:p text:style-name="P14">2.2. Second-Temple Jewish Texts</text:p>
      <text:p text:style-name="P14"/>
      <text:p text:style-name="P14">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4"><text:s/></text:p>
      <text:p text:style-name="P14"/>
      <text:p text:style-name="P14">3. Midrashic Interpretation</text:p>
      <text:p text:style-name="P14"/>
      <text:p text:style-name="P14">Jews of the second-Temple period also interpreted the Old Testament midrashically. <text:s/>Midrashic interpretation is not really one type of interpretation, but describes a general approach to Old Testament <text:soft-page-break/>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4"/>
      <text:p text:style-name="P14">3.1. Jesus</text:p>
      <text:p text:style-name="P14"/>
      <text:p text:style-name="P14">3.1.1. Mark 12:18-27 = Matt 22:23-33 = Luke 20:27-40 (Exod 3:6, 15)</text:p>
      <text:p text:style-name="P14"/>
      <text:p text:style-name="P14">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4"/>
      <text:p text:style-name="P14">3.1.2. John 7:16-24</text:p>
      <text:p text:style-name="P14"><text:soft-page-break/></text:p>
      <text:p text:style-name="P14">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4"/>
      <text:p text:style-name="P14">3.1.3. Mark 12:35-37a = Matt 22:41-46 = Luke 20:41-44 ( Ps 110:1)</text:p>
      <text:p text:style-name="P14"/>
      <text:p text:style-name="P14">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4"/>
      <text:p text:style-name="P14">3.2. Paul (1 Cor 9:8-9) (Deut 25:4)</text:p>
      <text:p text:style-name="P14"/>
      <text:p text:style-name="P14"><text:soft-page-break/>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4"/>
      <text:p text:style-name="P14">3.3. Second-Temple Jewish Texts</text:p>
      <text:p text:style-name="P14"/>
      <text:p text:style-name="P14">3.3.1. Rabbinic Use of Qal Vahomer</text:p>
      <text:p text:style-name="P14"/>
      <text:p text:style-name="P14">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4"/>
      <text:p text:style-name="P14"><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4"/>
      <text:p text:style-name="P14"><text:soft-page-break/><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4"/>
      <text:p text:style-name="P14">3.3.2. Example of Rabbinic Use of Gezerah Shavah (Mek. Nezikin 1.31-43)</text:p>
      <text:p text:style-name="P14"/>
      <text:p text:style-name="P14">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4"/>
      <text:p text:style-name="P14">3.3.3. Damascus Document 4-5</text:p>
      <text:p text:style-name="P14"/>
      <text:p text:style-name="P14">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text:soft-page-break/>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4"/>
      <text:p text:style-name="P14">3.3.4. The "World to Come" in Early Rabbinic Exegesis</text:p>
      <text:p text:style-name="P14"/>
      <text:p text:style-name="P14">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text:soft-page-break/>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4"/>
      <text:p text:style-name="P14"><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4"><text:s/></text:p>
      <text:p text:style-name="P14"/>
      <text:p text:style-name="P14">4. Pesher Interpretation</text:p>
      <text:p text:style-name="P14"/>
      <text:p text:style-name="P14"><text:soft-page-break/>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4"/>
      <text:p text:style-name="P14">4.1. Jesus</text:p>
      <text:p text:style-name="P14"/>
      <text:p text:style-name="P14">4.1.1. Mark 12:10-11 = Matt 21:42-44 = Luke 20:17-18</text:p>
      <text:p text:style-name="P14"/>
      <text:p text:style-name="P14">Jesus interprets his rejection in light of Ps 118:22-23. <text:s/>In the same way that the stone that the builders rejected turned out to be the cornerstone, so Jesus will 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4"><text:soft-page-break/></text:p>
      <text:p text:style-name="P14">4.1.2. Luke 4:16-30 (Isaiah 61:1-2)</text:p>
      <text:p text:style-name="P14"/>
      <text:p text:style-name="P14">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4"/>
      <text:p text:style-name="P14">4.2. Matthew</text:p>
      <text:p text:style-name="P14"/>
      <text:p text:style-name="P14">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4"/>
      <text:p text:style-name="P14">4.3. Second-Temple Jewish Texts</text:p>
      <text:p text:style-name="P14"><text:soft-page-break/></text:p>
      <text:p text:style-name="P14">1QpHab (Habakkuk Pesher)</text:p>
      <text:p text:style-name="P14"/>
      <text:p text:style-name="P14">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4"/>
      <text:p text:style-name="P14"><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and future apostates from the covenant of God forfeit any spiritual benefit that they might have derived if they had not rebelled. (See another pesher type interpretation of Hab 1:5 by Paul in Acts 13:41).</text:p>
      <text:p text:style-name="P14"><text:s/></text:p>
      <text:p text:style-name="P14"/>
      <text:p text:style-name="P14"><text:soft-page-break/>5. Typological Interpretation</text:p>
      <text:p text:style-name="P14"/>
      <text:p text:style-name="P14">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4"/>
      <text:p text:style-name="P14">5.1. Luke 11:29-30 = Matt 12:38-40</text:p>
      <text:p text:style-name="P14"/>
      <text:p text:style-name="P14">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4"/>
      <text:p text:style-name="P14">5.2. 1 Cor 10:-4</text:p>
      <text:p text:style-name="P14"/>
      <text:p text:style-name="P14">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Corinthians. <text:s/>First, both were baptized: <text:s/>the Israelites were baptized into Moses in the cloud and the sea; the Corinthians were baptized into Christ (see Gal 3:7; Rom 6:3). <text:s/>(In Exod 13:20 the cloud is said to have gone before <text:soft-page-break/>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4"><text:s/></text:p>
      <text:p text:style-name="P14"/>
      <text:p text:style-name="P14"/>
      <text:p text:style-name="P14">Last Modified On:<text:line-break/>Thursday, October 10, 2013</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5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Standard">
      <style:paragraph-properties fo:text-align="end" style:justify-single-word="false"/>
      <style:text-properties fo:font-weight="bold" style:font-weight-asian="bold" style:font-weight-complex="bold"/>
    </style:style>
    <style:style style:name="MP6" style:family="paragraph" style:parent-style-name="Header">
      <style:paragraph-properties fo:text-align="start" style:justify-single-word="false"/>
    </style:style>
    <style:style style:name="MP7" style:family="paragraph" style:parent-style-name="Footer">
      <style:paragraph-properties fo:text-align="start" style:justify-single-word="false"/>
    </style:style>
    <style:style style:name="MP8"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Hebrews</text:h>
      </style:header>
      <style:footer>
        <text:p text:style-name="MP1"><text:page-number text:select-page="current"/></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52</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84</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85</text:page-number></text:p>
      </style:footer>
    </style:master-page>
    <style:master-page style:name="Intro_20_Right_20_Page" style:display-name="Intro Right Page" style:page-layout-name="Mpm6" style:next-style-name="Intro_20_Left_20_Page">
      <style:header>
        <text:p text:style-name="MP5">Introduction</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6">Introduction</text:p>
      </style:header>
      <style:footer>
        <text:p text:style-name="MP7"><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6">Forward</text:p>
      </style:header>
      <style:footer>
        <text:p text:style-name="MP7"><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Where Do I Begin?</text:p>
      </style:header>
      <style:footer>
        <text:p text:style-name="MP7"><text:page-number text:select-page="current">12</text:page-number></text:p>
      </style:footer>
    </style:master-page>
    <style:master-page style:name="Chapter_20_Right_20_Page" style:display-name="Chapter Right Page" style:page-layout-name="Mpm13" style:next-style-name="Chapter_20_Left_20_Page">
      <style:header>
        <text:p text:style-name="MP8">Where Do I Begin?</text:p>
      </style:header>
      <style:footer>
        <text:p text:style-name="MP1"><text:page-number text:select-page="current">1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05T20:04:55.33</dc:date>
    <meta:editing-duration>P28DT23H11M35S</meta:editing-duration>
    <meta:editing-cycles>43</meta:editing-cycles>
    <meta:generator>OpenOffice/4.1.1$Win32 OpenOffice.org_project/411m6$Build-9775</meta:generator>
    <meta:document-statistic meta:table-count="0" meta:image-count="0" meta:object-count="0" meta:page-count="99" meta:paragraph-count="712" meta:word-count="28423" meta:character-count="162247"/>
  </office:meta>
</office:document-meta>
</file>